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order-bottom="#808080 0.053cm solid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/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5_2" style:family="text"/>
    <style:style style:name="T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6_2" style:family="text"/>
    <style:style style:name="T6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_2" style:family="text"/>
    <style:style style:name="T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_2" style:family="text"/>
    <style:style style:name="T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9_2" style:family="text"/>
    <style:style style:name="T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1_2" style:family="text"/>
    <style:style style:name="T1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_10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_2" style:family="text"/>
    <style:style style:name="T1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/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8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0_1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1_2" style:family="text"/>
    <style:style style:name="T2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2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border-bottom="#808080 0.053cm solid" fo:margin-bottom="0.176cm" fo:margin-left="0cm" fo:margin-right="0cm" style:writing-mode="lr-tb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/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color="#000000" style:font-name="Arial" style:font-name-asian="Arial" style:font-name-complex="Arial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0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8_1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29_2" style:family="text"/>
    <style:style style:name="T2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0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color="#000000" style:font-name="Arial" style:font-name-asian="Arial" style:font-name-complex="Arial" fo:font-weight="bold" style:font-weight-asian="bold" style:font-weight-complex="bold" style:text-underline-style="none"/>
    </style:style>
    <style:style style:name="T31_2" style:family="text"/>
    <style:style style:name="T3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2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33_2" style:family="text"/>
    <style:style style:name="T3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4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35_2" style:family="text"/>
    <style:style style:name="T3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border-bottom="#808080 0.053cm solid" fo:margin-left="0cm" fo:margin-right="0cm" style:writing-mode="lr-tb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/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0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7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8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19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0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2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3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4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5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6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40_27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><text:span text:style-name="T3_1">1</text:span></text:p>
      <text:p text:style-name="P4"/>
      <text:p text:style-name="P5"><text:span text:style-name="T5_1">David</text:span><text:span text:style-name="T5_2">:<text:s/></text:span><text:span text:style-name="T5_3">So</text:span><text:span text:style-name="T5_4"><text:s/></text:span><text:span text:style-name="T5_5">what</text:span><text:span text:style-name="T5_6">’</text:span><text:span text:style-name="T5_7">s</text:span><text:span text:style-name="T5_8"><text:s/></text:span><text:span text:style-name="T5_9">this</text:span><text:span text:style-name="T5_10"><text:s/></text:span><text:span text:style-name="T5_11">Cantor</text:span><text:span text:style-name="T5_12"><text:s/></text:span><text:span text:style-name="T5_13">lecture</text:span><text:span text:style-name="T5_14">?</text:span></text:p>
      <text:p text:style-name="P6"><text:span text:style-name="T6_1">John</text:span><text:span text:style-name="T6_2">:<text:s/></text:span><text:span text:style-name="T6_3">It</text:span><text:span text:style-name="T6_4">’</text:span><text:span text:style-name="T6_5">s</text:span><text:span text:style-name="T6_6"><text:s/></text:span><text:span text:style-name="T6_7">an</text:span><text:span text:style-name="T6_8"><text:s/></text:span><text:span text:style-name="T6_9">annual</text:span><text:span text:style-name="T6_10"><text:s/></text:span><text:span text:style-name="T6_11">lecture</text:span><text:span text:style-name="T6_12"><text:s/></text:span><text:span text:style-name="T6_13">sponsored</text:span><text:span text:style-name="T6_14"><text:s/></text:span><text:span text:style-name="T6_15">by</text:span><text:span text:style-name="T6_16"><text:s/></text:span><text:span text:style-name="T6_17">the</text:span><text:span text:style-name="T6_18"><text:s/></text:span><text:span text:style-name="T6_19">Vice</text:span><text:span text:style-name="T6_20">-</text:span><text:span text:style-name="T6_21">Chancellor</text:span><text:span text:style-name="T6_22"><text:s/></text:span><text:span text:style-name="T6_23">of</text:span><text:span text:style-name="T6_24"><text:s/></text:span><text:span text:style-name="T6_25">Bradford</text:span><text:span text:style-name="T6_26">;<text:s/></text:span><text:span text:style-name="T6_27">this</text:span><text:span text:style-name="T6_28"><text:s/></text:span><text:span text:style-name="T6_29">year</text:span><text:span text:style-name="T6_30"><text:s/></text:span><text:span text:style-name="T6_31">it</text:span><text:span text:style-name="T6_32"><text:s/></text:span><text:span text:style-name="T6_33">was</text:span><text:span text:style-name="T6_34"><text:s/></text:span><text:span text:style-name="T6_35">on</text:span><text:span text:style-name="T6_36"><text:s/></text:span><text:span text:style-name="T6_37">Internet</text:span><text:span text:style-name="T6_38"><text:s/></text:span><text:span text:style-name="T6_39">security</text:span><text:span text:style-name="T6_40">.</text:span></text:p>
      <text:p text:style-name="P7"><text:span text:style-name="T7_1">David</text:span><text:span text:style-name="T7_2">:<text:s/></text:span><text:span text:style-name="T7_3">Why</text:span><text:span text:style-name="T7_4"><text:s/></text:span><text:span text:style-name="T7_5">do</text:span><text:span text:style-name="T7_6"><text:s/></text:span><text:span text:style-name="T7_7">we</text:span><text:span text:style-name="T7_8"><text:s/></text:span><text:span text:style-name="T7_9">need</text:span><text:span text:style-name="T7_10"><text:s/></text:span><text:span text:style-name="T7_11">lectures</text:span><text:span text:style-name="T7_12"><text:s/></text:span><text:span text:style-name="T7_13">about</text:span><text:span text:style-name="T7_14"><text:s/></text:span><text:span text:style-name="T7_15">Internet</text:span><text:span text:style-name="T7_16"><text:s/></text:span><text:span text:style-name="T7_17">security</text:span><text:span text:style-name="T7_18">?<text:s/></text:span><text:span text:style-name="T7_19">Isn</text:span><text:span text:style-name="T7_20">’</text:span><text:span text:style-name="T7_21">t</text:span><text:span text:style-name="T7_22"><text:s/></text:span><text:span text:style-name="T7_23">it</text:span><text:span text:style-name="T7_24"><text:s/></text:span><text:span text:style-name="T7_25">just</text:span><text:span text:style-name="T7_26"><text:s/></text:span><text:span text:style-name="T7_27">a</text:span><text:span text:style-name="T7_28"><text:s/></text:span><text:span text:style-name="T7_29">matter</text:span><text:span text:style-name="T7_30"><text:s/></text:span><text:span text:style-name="T7_31">of</text:span><text:span text:style-name="T7_32"><text:s/></text:span><text:span text:style-name="T7_33">having</text:span><text:span text:style-name="T7_34"><text:s/></text:span><text:span text:style-name="T7_35">good</text:span><text:span text:style-name="T7_36"><text:s/></text:span><text:span text:style-name="T7_37">passwords</text:span><text:span text:style-name="T7_38"><text:s/></text:span><text:span text:style-name="T7_39">and</text:span><text:span text:style-name="T7_40"><text:s/></text:span><text:span text:style-name="T7_41">the</text:span><text:span text:style-name="T7_42"><text:s/></text:span><text:span text:style-name="T7_43">anti</text:span><text:span text:style-name="T7_44">-</text:span><text:span text:style-name="T7_45">virus</text:span><text:span text:style-name="T7_46"><text:s/></text:span><text:span text:style-name="T7_47">up</text:span><text:span text:style-name="T7_48">-</text:span><text:span text:style-name="T7_49">to</text:span><text:span text:style-name="T7_50">-</text:span><text:span text:style-name="T7_51">date</text:span><text:span text:style-name="T7_52">?</text:span></text:p>
      <text:p text:style-name="P8"><text:span text:style-name="T8_1">John</text:span><text:span text:style-name="T8_2">:<text:s/></text:span><text:span text:style-name="T8_3">That</text:span><text:span text:style-name="T8_4">’</text:span><text:span text:style-name="T8_5">s</text:span><text:span text:style-name="T8_6"><text:s/></text:span><text:span text:style-name="T8_7">old</text:span><text:span text:style-name="T8_8"><text:s/></text:span><text:span text:style-name="T8_9">style</text:span><text:span text:style-name="T8_10"><text:s/></text:span><text:span text:style-name="T8_11">security</text:span><text:span text:style-name="T8_12"><text:s/></text:span><text:span text:style-name="T8_13">and</text:span><text:span text:style-name="T8_14"><text:s/></text:span><text:span text:style-name="T8_15">it</text:span><text:span text:style-name="T8_16"><text:s/></text:span><text:span text:style-name="T8_17">can</text:span><text:span text:style-name="T8_18"><text:s/></text:span><text:span text:style-name="T8_19">never</text:span><text:span text:style-name="T8_20"><text:s/></text:span><text:span text:style-name="T8_21">give</text:span><text:span text:style-name="T8_22"><text:s/></text:span><text:span text:style-name="T8_23">you</text:span><text:span text:style-name="T8_24"><text:s/>100%<text:s/></text:span><text:span text:style-name="T8_25">security</text:span><text:span text:style-name="T8_26">.</text:span></text:p>
      <text:p text:style-name="P9"><text:span text:style-name="T9_1">David</text:span><text:span text:style-name="T9_2">:<text:s/></text:span><text:span text:style-name="T9_3">So</text:span><text:span text:style-name="T9_4"><text:s/></text:span><text:span text:style-name="T9_5">what</text:span><text:span text:style-name="T9_6"><text:s/></text:span><text:span text:style-name="T9_7">can</text:span><text:span text:style-name="T9_8">?</text:span></text:p>
      <text:p text:style-name="P10"><text:span text:style-name="T10_1">John</text:span><text:span text:style-name="T10_2">:<text:s/></text:span><text:span text:style-name="T10_3">Nothing</text:span><text:span text:style-name="T10_4"><text:s/></text:span><text:span text:style-name="T10_5">can</text:span><text:span text:style-name="T10_6"><text:s/></text:span><text:span text:style-name="T10_7">because</text:span><text:span text:style-name="T10_8"><text:s/></text:span><text:span text:style-name="T10_9">we</text:span><text:span text:style-name="T10_10"><text:s/></text:span><text:span text:style-name="T10_11">and</text:span><text:span text:style-name="T10_12"><text:s/></text:span><text:span text:style-name="T10_13">the</text:span><text:span text:style-name="T10_14"><text:s/></text:span><text:span text:style-name="T10_15">cybercriminals</text:span><text:span text:style-name="T10_16"><text:s/></text:span><text:span text:style-name="T10_17">use</text:span><text:span text:style-name="T10_18"><text:s/></text:span><text:span text:style-name="T10_19">the</text:span><text:span text:style-name="T10_20"><text:s/></text:span><text:span text:style-name="T10_21">same</text:span><text:span text:style-name="T10_22"><text:s/></text:span><text:span text:style-name="T10_23">things</text:span><text:span text:style-name="T10_24">:<text:s/></text:span><text:span text:style-name="T10_25">Facebook</text:span><text:span text:style-name="T10_26">,<text:s/></text:span><text:span text:style-name="T10_27">Twitter</text:span><text:span text:style-name="T10_28">,<text:s/></text:span><text:span text:style-name="T10_29">the</text:span><text:span text:style-name="T10_30"><text:s/></text:span><text:span text:style-name="T10_31">cloud</text:span><text:span text:style-name="T10_32">.<text:s/></text:span><text:span text:style-name="T10_33">So</text:span><text:span text:style-name="T10_34"><text:s/></text:span><text:span text:style-name="T10_35">they</text:span><text:span text:style-name="T10_36"><text:s/></text:span><text:span text:style-name="T10_37">can</text:span><text:span text:style-name="T10_38"><text:s/></text:span><text:span text:style-name="T10_39">find</text:span><text:span text:style-name="T10_40"><text:s/></text:span><text:span text:style-name="T10_41">out</text:span><text:span text:style-name="T10_42"><text:s/></text:span><text:span text:style-name="T10_43">a</text:span><text:span text:style-name="T10_44"><text:s/></text:span><text:span text:style-name="T10_45">lot</text:span><text:span text:style-name="T10_46"><text:s/></text:span><text:span text:style-name="T10_47">about</text:span><text:span text:style-name="T10_48"><text:s/></text:span><text:span text:style-name="T10_49">us</text:span><text:span text:style-name="T10_50"><text:s/></text:span><text:span text:style-name="T10_51">without</text:span><text:span text:style-name="T10_52"><text:s/></text:span><text:span text:style-name="T10_53">ever</text:span><text:span text:style-name="T10_54"><text:s/></text:span><text:span text:style-name="T10_55">needing</text:span><text:span text:style-name="T10_56"><text:s/></text:span><text:span text:style-name="T10_57">to</text:span><text:span text:style-name="T10_58"><text:s/></text:span><text:span text:style-name="T10_59">break</text:span><text:span text:style-name="T10_60"><text:s/></text:span><text:span text:style-name="T10_61">into</text:span><text:span text:style-name="T10_62"><text:s/></text:span><text:span text:style-name="T10_63">our</text:span><text:span text:style-name="T10_64"><text:s/></text:span><text:span text:style-name="T10_65">computers</text:span><text:span text:style-name="T10_66">.<text:s/></text:span><text:span text:style-name="T10_67">Then</text:span><text:span text:style-name="T10_68"><text:s/></text:span><text:span text:style-name="T10_69">they</text:span><text:span text:style-name="T10_70"><text:s/></text:span><text:span text:style-name="T10_71">can</text:span><text:span text:style-name="T10_72"><text:s/></text:span><text:span text:style-name="T10_73">use</text:span><text:span text:style-name="T10_74"><text:s/></text:span><text:span text:style-name="T10_75">that</text:span><text:span text:style-name="T10_76"><text:s/></text:span><text:span text:style-name="T10_77">to</text:span><text:span text:style-name="T10_78"><text:s/></text:span><text:span text:style-name="T10_79">plan</text:span><text:span text:style-name="T10_80"><text:s/></text:span><text:span text:style-name="T10_81">an</text:span><text:span text:style-name="T10_82"><text:s/></text:span><text:span text:style-name="T10_83">attack</text:span><text:span text:style-name="T10_84">.</text:span></text:p>
      <text:p text:style-name="P11"><text:span text:style-name="T11_1">David</text:span><text:span text:style-name="T11_2">:<text:s/></text:span><text:span text:style-name="T11_3">How</text:span><text:span text:style-name="T11_4"><text:s/></text:span><text:span text:style-name="T11_5">does</text:span><text:span text:style-name="T11_6"><text:s/></text:span><text:span text:style-name="T11_7">that</text:span><text:span text:style-name="T11_8"><text:s/></text:span><text:span text:style-name="T11_9">help</text:span><text:span text:style-name="T11_10"><text:s/></text:span><text:span text:style-name="T11_11">them</text:span><text:span text:style-name="T11_12"><text:s/></text:span><text:span text:style-name="T11_13">to</text:span><text:span text:style-name="T11_14"><text:s/></text:span><text:span text:style-name="T11_15">plan</text:span><text:span text:style-name="T11_16"><text:s/></text:span><text:span text:style-name="T11_17">at</text:span><text:span text:style-name="T11_18"><text:s/></text:span><text:span text:style-name="T11_19">attack</text:span><text:span text:style-name="T11_20">?</text:span></text:p>
      <text:p text:style-name="P12"><text:span text:style-name="T12_1">John</text:span><text:span text:style-name="T12_2">:<text:s/></text:span><text:span text:style-name="T12_3">They</text:span><text:span text:style-name="T12_4"><text:s/></text:span><text:span text:style-name="T12_5">can</text:span><text:span text:style-name="T12_6"><text:s/></text:span><text:span text:style-name="T12_7">arrange</text:span><text:span text:style-name="T12_8"><text:s/></text:span><text:span text:style-name="T12_9">for</text:span><text:span text:style-name="T12_10"><text:s/></text:span><text:span text:style-name="T12_11">you</text:span><text:span text:style-name="T12_12"><text:s/></text:span><text:span text:style-name="T12_13">to</text:span><text:span text:style-name="T12_14"><text:s/></text:span><text:span text:style-name="T12_15">see</text:span><text:span text:style-name="T12_16"><text:s/></text:span><text:span text:style-name="T12_17">a</text:span><text:span text:style-name="T12_18"><text:s/></text:span><text:span text:style-name="T12_19">link</text:span><text:span text:style-name="T12_20"><text:s/></text:span><text:span text:style-name="T12_21">to</text:span><text:span text:style-name="T12_22"><text:s/></text:span><text:span text:style-name="T12_23">a</text:span><text:span text:style-name="T12_24"><text:s/></text:span><text:span text:style-name="T12_25">webpage</text:span><text:span text:style-name="T12_26"><text:s/></text:span><text:span text:style-name="T12_27">or</text:span><text:span text:style-name="T12_28"><text:s/></text:span><text:span text:style-name="T12_29">put</text:span><text:span text:style-name="T12_30"><text:s/></text:span><text:span text:style-name="T12_31">an</text:span><text:span text:style-name="T12_32"><text:s/></text:span><text:span text:style-name="T12_33">app</text:span><text:span text:style-name="T12_34"><text:s/></text:span><text:span text:style-name="T12_35">in</text:span><text:span text:style-name="T12_36"><text:s/></text:span><text:span text:style-name="T12_37">an</text:span><text:span text:style-name="T12_38"><text:s/></text:span><text:span text:style-name="T12_39">appstore</text:span><text:span text:style-name="T12_40"><text:s/></text:span><text:span text:style-name="T12_41">which</text:span><text:span text:style-name="T12_42"><text:s/></text:span><text:span text:style-name="T12_43">looks</text:span><text:span text:style-name="T12_44"><text:s/></text:span><text:span text:style-name="T12_45">like</text:span><text:span text:style-name="T12_46"><text:s/></text:span><text:span text:style-name="T12_47">one</text:span><text:span text:style-name="T12_48"><text:s/></text:span><text:span text:style-name="T12_49">you</text:span><text:span text:style-name="T12_50"><text:s/></text:span><text:span text:style-name="T12_51">might</text:span><text:span text:style-name="T12_52"><text:s/></text:span><text:span text:style-name="T12_53">be</text:span><text:span text:style-name="T12_54"><text:s/></text:span><text:span text:style-name="T12_55">interested</text:span><text:span text:style-name="T12_56"><text:s/></text:span><text:span text:style-name="T12_57">in</text:span><text:span text:style-name="T12_58">.<text:s/></text:span><text:span text:style-name="T12_59">When</text:span><text:span text:style-name="T12_60"><text:s/></text:span><text:span text:style-name="T12_61">you</text:span><text:span text:style-name="T12_62"><text:s/></text:span><text:span text:style-name="T12_63">click</text:span><text:span text:style-name="T12_64"><text:s/></text:span><text:span text:style-name="T12_65">on</text:span><text:span text:style-name="T12_66"><text:s/></text:span><text:span text:style-name="T12_67">the</text:span><text:span text:style-name="T12_68"><text:s/></text:span><text:span text:style-name="T12_69">link</text:span><text:span text:style-name="T12_70"><text:s/></text:span><text:span text:style-name="T12_71">or</text:span><text:span text:style-name="T12_72"><text:s/></text:span><text:span text:style-name="T12_73">download</text:span><text:span text:style-name="T12_74"><text:s/></text:span><text:span text:style-name="T12_75">the</text:span><text:span text:style-name="T12_76"><text:s/></text:span><text:span text:style-name="T12_77">app</text:span><text:span text:style-name="T12_78">,<text:s/></text:span><text:span text:style-name="T12_79">you</text:span><text:span text:style-name="T12_80"><text:s/></text:span><text:span text:style-name="T12_81">may</text:span><text:span text:style-name="T12_82"><text:s/></text:span><text:span text:style-name="T12_83">find</text:span><text:span text:style-name="T12_84"><text:s/></text:span><text:span text:style-name="T12_85">you</text:span><text:span text:style-name="T12_86"><text:s/></text:span><text:span text:style-name="T12_87">have</text:span><text:span text:style-name="T12_88"><text:s/></text:span><text:span text:style-name="T12_89">installed</text:span><text:span text:style-name="T12_90"><text:s/></text:span><text:span text:style-name="T12_91">a</text:span><text:span text:style-name="T12_92"><text:s/></text:span><text:span text:style-name="T12_93">program</text:span><text:span text:style-name="T12_94"><text:s/></text:span><text:span text:style-name="T12_95">that</text:span><text:span text:style-name="T12_96"><text:s/></text:span><text:span text:style-name="T12_97">sends</text:span><text:span text:style-name="T12_98"><text:s/></text:span><text:span text:style-name="T12_99">information</text:span><text:span text:style-name="T12_100"><text:s/></text:span><text:span text:style-name="T12_101">back</text:span><text:span text:style-name="T12_102"><text:s/></text:span><text:span text:style-name="T12_103">to</text:span><text:span text:style-name="T12_104"><text:s/></text:span><text:span text:style-name="T12_105">the</text:span><text:span text:style-name="T12_106"><text:s/></text:span><text:span text:style-name="T12_107">cybercriminal</text:span><text:span text:style-name="T12_108">.</text:span></text:p>
      <text:p text:style-name="P13"><text:span text:style-name="T13_1">David</text:span><text:span text:style-name="T13_2">:<text:s/></text:span><text:span text:style-name="T13_3">But</text:span><text:span text:style-name="T13_4"><text:s/></text:span><text:span text:style-name="T13_5">I</text:span><text:span text:style-name="T13_6"><text:s/></text:span><text:span text:style-name="T13_7">thought</text:span><text:span text:style-name="T13_8"><text:s/></text:span><text:span text:style-name="T13_9">apps</text:span><text:span text:style-name="T13_10"><text:s/></text:span><text:span text:style-name="T13_11">in</text:span><text:span text:style-name="T13_12"><text:s/></text:span><text:span text:style-name="T13_13">appstores</text:span><text:span text:style-name="T13_14"><text:s/></text:span><text:span text:style-name="T13_15">were</text:span><text:span text:style-name="T13_16"><text:s/></text:span><text:span text:style-name="T13_17">checked</text:span><text:span text:style-name="T13_18">?</text:span></text:p>
      <text:p text:style-name="P14"/>
      <text:p text:style-name="P15"/>
      <text:p text:style-name="P16"><text:span text:style-name="T16_1">2</text:span></text:p>
      <text:p text:style-name="P17"/>
      <text:p text:style-name="P18"><text:span text:style-name="T18_1">John</text:span><text:span text:style-name="T18_2">:<text:s/></text:span><text:span text:style-name="T18_3">They</text:span><text:span text:style-name="T18_4"><text:s/></text:span><text:span text:style-name="T18_5">are</text:span><text:span text:style-name="T18_6"><text:s/></text:span><text:span text:style-name="T18_7">but</text:span><text:span text:style-name="T18_8"><text:s/></text:span><text:span text:style-name="T18_9">sometimes</text:span><text:span text:style-name="T18_10"><text:s/></text:span><text:span text:style-name="T18_11">it</text:span><text:span text:style-name="T18_12"><text:s/></text:span><text:span text:style-name="T18_13">takes</text:span><text:span text:style-name="T18_14"><text:s/></text:span><text:span text:style-name="T18_15">time</text:span><text:span text:style-name="T18_16">,<text:s/></text:span><text:span text:style-name="T18_17">sometimes</text:span><text:span text:style-name="T18_18"><text:s/></text:span><text:span text:style-name="T18_19">they</text:span><text:span text:style-name="T18_20"><text:s/></text:span><text:span text:style-name="T18_21">manage</text:span><text:span text:style-name="T18_22"><text:s/></text:span><text:span text:style-name="T18_23">to</text:span><text:span text:style-name="T18_24"><text:s/></text:span><text:span text:style-name="T18_25">fool</text:span><text:span text:style-name="T18_26"><text:s/></text:span><text:span text:style-name="T18_27">the</text:span><text:span text:style-name="T18_28"><text:s/></text:span><text:span text:style-name="T18_29">checks</text:span><text:span text:style-name="T18_30"><text:s/></text:span><text:span text:style-name="T18_31">and</text:span><text:span text:style-name="T18_32"><text:s/></text:span><text:span text:style-name="T18_33">sometimes</text:span><text:span text:style-name="T18_34"><text:s/></text:span><text:span text:style-name="T18_35">people</text:span><text:span text:style-name="T18_36"><text:s/></text:span><text:span text:style-name="T18_37">down</text:span><text:span text:style-name="T18_38">-<text:s/></text:span><text:span text:style-name="T18_39">load</text:span><text:span text:style-name="T18_40"><text:s/></text:span><text:span text:style-name="T18_41">programs</text:span><text:span text:style-name="T18_42"><text:s/></text:span><text:span text:style-name="T18_43">from</text:span><text:span text:style-name="T18_44"><text:s/></text:span><text:span text:style-name="T18_45">the</text:span><text:span text:style-name="T18_46"><text:s/></text:span><text:span text:style-name="T18_47">Internet</text:span><text:span text:style-name="T18_48"><text:s/></text:span><text:span text:style-name="T18_49">rather</text:span><text:span text:style-name="T18_50"><text:s/></text:span><text:span text:style-name="T18_51">than</text:span><text:span text:style-name="T18_52"><text:s/></text:span><text:span text:style-name="T18_53">from</text:span><text:span text:style-name="T18_54"><text:s/></text:span><text:span text:style-name="T18_55">an</text:span><text:span text:style-name="T18_56"><text:s/></text:span><text:span text:style-name="T18_57">appstore</text:span><text:span text:style-name="T18_58">.<text:s/></text:span><text:span text:style-name="T18_59">And</text:span><text:span text:style-name="T18_60"><text:s/></text:span><text:span text:style-name="T18_61">lots</text:span><text:span text:style-name="T18_62"><text:s/></text:span><text:span text:style-name="T18_63">of</text:span><text:span text:style-name="T18_64"><text:s/></text:span><text:span text:style-name="T18_65">people</text:span><text:span text:style-name="T18_66"><text:s/></text:span><text:span text:style-name="T18_67">are</text:span><text:span text:style-name="T18_68"><text:s/></text:span><text:span text:style-name="T18_69">using</text:span><text:span text:style-name="T18_70"><text:s/></text:span><text:span text:style-name="T18_71">older</text:span><text:span text:style-name="T18_72"><text:s/></text:span><text:span text:style-name="T18_73">versions</text:span><text:span text:style-name="T18_74"><text:s/></text:span><text:span text:style-name="T18_75">of</text:span><text:span text:style-name="T18_76"><text:s/></text:span><text:span text:style-name="T18_77">Android</text:span><text:span text:style-name="T18_78"><text:s/></text:span><text:span text:style-name="T18_79">which</text:span><text:span text:style-name="T18_80"><text:s/></text:span><text:span text:style-name="T18_81">are</text:span><text:span text:style-name="T18_82"><text:s/></text:span><text:span text:style-name="T18_83">less</text:span><text:span text:style-name="T18_84"><text:s/></text:span><text:span text:style-name="T18_85">secure</text:span><text:span text:style-name="T18_86">.</text:span></text:p>
      <text:p text:style-name="P19"><text:span text:style-name="T19_1">David</text:span><text:span text:style-name="T19_2">:<text:s/></text:span><text:span text:style-name="T19_3">So</text:span><text:span text:style-name="T19_4"><text:s/></text:span><text:span text:style-name="T19_5">say</text:span><text:span text:style-name="T19_6"><text:s/></text:span><text:span text:style-name="T19_7">I</text:span><text:span text:style-name="T19_8"><text:s/></text:span><text:span text:style-name="T19_9">download</text:span><text:span text:style-name="T19_10"><text:s/></text:span><text:span text:style-name="T19_11">a</text:span><text:span text:style-name="T19_12"><text:s/></text:span><text:span text:style-name="T19_13">program</text:span><text:span text:style-name="T19_14"><text:s/></text:span><text:span text:style-name="T19_15">by</text:span><text:span text:style-name="T19_16"><text:s/></text:span><text:span text:style-name="T19_17">accident</text:span><text:span text:style-name="T19_18">,<text:s/></text:span><text:span text:style-name="T19_19">what</text:span><text:span text:style-name="T19_20"><text:s/></text:span><text:span text:style-name="T19_21">happens</text:span><text:span text:style-name="T19_22"><text:s/></text:span><text:span text:style-name="T19_23">then</text:span><text:span text:style-name="T19_24">?</text:span></text:p>
      <text:p text:style-name="P20"><text:span text:style-name="T20_1">John</text:span><text:span text:style-name="T20_2">:<text:s/></text:span><text:span text:style-name="T20_3">The</text:span><text:span text:style-name="T20_4"><text:s/></text:span><text:span text:style-name="T20_5">program</text:span><text:span text:style-name="T20_6"><text:s/></text:span><text:span text:style-name="T20_7">sends</text:span><text:span text:style-name="T20_8"><text:s/></text:span><text:span text:style-name="T20_9">back</text:span><text:span text:style-name="T20_10"><text:s/></text:span><text:span text:style-name="T20_11">information</text:span><text:span text:style-name="T20_12"><text:s/></text:span><text:span text:style-name="T20_13">about</text:span><text:span text:style-name="T20_14"><text:s/></text:span><text:span text:style-name="T20_15">what</text:span><text:span text:style-name="T20_16"><text:s/></text:span><text:span text:style-name="T20_17">features</text:span><text:span text:style-name="T20_18"><text:s/></text:span><text:span text:style-name="T20_19">your</text:span><text:span text:style-name="T20_20"><text:s/></text:span><text:span text:style-name="T20_21">smartphone</text:span><text:span text:style-name="T20_22"><text:s/></text:span><text:span text:style-name="T20_23">or</text:span><text:span text:style-name="T20_24"><text:s/></text:span><text:span text:style-name="T20_25">computer</text:span><text:span text:style-name="T20_26"><text:s/></text:span><text:span text:style-name="T20_27">has</text:span><text:span text:style-name="T20_28"><text:s/></text:span><text:span text:style-name="T20_29">and</text:span><text:span text:style-name="T20_30"><text:s/></text:span><text:span text:style-name="T20_31">which</text:span><text:span text:style-name="T20_32"><text:s/></text:span><text:span text:style-name="T20_33">ones</text:span><text:span text:style-name="T20_34"><text:s/></text:span><text:span text:style-name="T20_35">you</text:span><text:span text:style-name="T20_36"><text:s/></text:span><text:span text:style-name="T20_37">are</text:span><text:span text:style-name="T20_38"><text:s/></text:span><text:span text:style-name="T20_39">using</text:span><text:span text:style-name="T20_40"><text:s/></text:span><text:span text:style-name="T20_41">and</text:span><text:span text:style-name="T20_42"><text:s/></text:span><text:span text:style-name="T20_43">then</text:span><text:span text:style-name="T20_44"><text:s/></text:span><text:span text:style-name="T20_45">downloads</text:span><text:span text:style-name="T20_46"><text:s/></text:span><text:span text:style-name="T20_47">additional</text:span><text:span text:style-name="T20_48"><text:s/></text:span><text:span text:style-name="T20_49">software</text:span><text:span text:style-name="T20_50"><text:s/></text:span><text:span text:style-name="T20_51">which</text:span><text:span text:style-name="T20_52"><text:s/></text:span><text:span text:style-name="T20_53">takes</text:span><text:span text:style-name="T20_54"><text:s/></text:span><text:span text:style-name="T20_55">advantage</text:span><text:span text:style-name="T20_56"><text:s/></text:span><text:span text:style-name="T20_57">of</text:span><text:span text:style-name="T20_58"><text:s/></text:span><text:span text:style-name="T20_59">these</text:span><text:span text:style-name="T20_60"><text:s/></text:span><text:span text:style-name="T20_61">features</text:span><text:span text:style-name="T20_62"><text:s/></text:span><text:span text:style-name="T20_63">to</text:span><text:span text:style-name="T20_64"><text:s/></text:span><text:span text:style-name="T20_65">steal</text:span><text:span text:style-name="T20_66"><text:s/></text:span><text:span text:style-name="T20_67">data</text:span><text:span text:style-name="T20_68">,<text:s/></text:span><text:span text:style-name="T20_69">to</text:span><text:span text:style-name="T20_70"><text:s/></text:span><text:span text:style-name="T20_71">use</text:span><text:span text:style-name="T20_72"><text:s/></text:span><text:span text:style-name="T20_73">your</text:span><text:span text:style-name="T20_74"><text:s/></text:span><text:span text:style-name="T20_75">computer</text:span><text:span text:style-name="T20_76"><text:s/></text:span><text:span text:style-name="T20_77">to</text:span><text:span text:style-name="T20_78"><text:s/></text:span><text:span text:style-name="T20_79">attack</text:span><text:span text:style-name="T20_80"><text:s/></text:span><text:span text:style-name="T20_81">others</text:span><text:span text:style-name="T20_82"><text:s/></text:span><text:span text:style-name="T20_83">or</text:span><text:span text:style-name="T20_84"><text:s/></text:span><text:span text:style-name="T20_85">to</text:span><text:span text:style-name="T20_86"><text:s/></text:span><text:span text:style-name="T20_87">stop</text:span><text:span text:style-name="T20_88"><text:s/></text:span><text:span text:style-name="T20_89">your</text:span><text:span text:style-name="T20_90"><text:s/></text:span><text:span text:style-name="T20_91">computer</text:span><text:span text:style-name="T20_92"><text:s/></text:span><text:span text:style-name="T20_93">from</text:span><text:span text:style-name="T20_94"><text:s/></text:span><text:span text:style-name="T20_95">working</text:span><text:span text:style-name="T20_96"><text:s/></text:span><text:span text:style-name="T20_97">until</text:span><text:span text:style-name="T20_98"><text:s/></text:span><text:span text:style-name="T20_99">you</text:span><text:span text:style-name="T20_100"><text:s/></text:span><text:span text:style-name="T20_101">pay</text:span><text:span text:style-name="T20_102"><text:s/></text:span><text:span text:style-name="T20_103">a</text:span><text:span text:style-name="T20_104"><text:s/></text:span><text:span text:style-name="T20_105">ransom</text:span><text:span text:style-name="T20_106">.</text:span></text:p>
      <text:p text:style-name="P21"><text:span text:style-name="T21_1">David</text:span><text:span text:style-name="T21_2">:<text:s/></text:span><text:span text:style-name="T21_3">But</text:span><text:span text:style-name="T21_4"><text:s/></text:span><text:span text:style-name="T21_5">what</text:span><text:span text:style-name="T21_6"><text:s/></text:span><text:span text:style-name="T21_7">if</text:span><text:span text:style-name="T21_8"><text:s/></text:span><text:span text:style-name="T21_9">it</text:span><text:span text:style-name="T21_10"><text:s/></text:span><text:span text:style-name="T21_11">doesn</text:span><text:span text:style-name="T21_12">’</text:span><text:span text:style-name="T21_13">t</text:span><text:span text:style-name="T21_14"><text:s/></text:span><text:span text:style-name="T21_15">find</text:span><text:span text:style-name="T21_16"><text:s/></text:span><text:span text:style-name="T21_17">anything</text:span><text:span text:style-name="T21_18"><text:s/></text:span><text:span text:style-name="T21_19">worth</text:span><text:span text:style-name="T21_20"><text:s/></text:span><text:span text:style-name="T21_21">stealing</text:span><text:span text:style-name="T21_22">?</text:span></text:p>
      <text:p text:style-name="P22"><text:span text:style-name="T22_1">John</text:span><text:span text:style-name="T22_2">:<text:s/></text:span><text:span text:style-name="T22_3">Your</text:span><text:span text:style-name="T22_4"><text:s/></text:span><text:span text:style-name="T22_5">data</text:span><text:span text:style-name="T22_6"><text:s/></text:span><text:span text:style-name="T22_7">is</text:span><text:span text:style-name="T22_8"><text:s/></text:span><text:span text:style-name="T22_9">always</text:span><text:span text:style-name="T22_10"><text:s/></text:span><text:span text:style-name="T22_11">worth</text:span><text:span text:style-name="T22_12"><text:s/></text:span><text:span text:style-name="T22_13">stealing</text:span><text:span text:style-name="T22_14">;<text:s/></text:span><text:span text:style-name="T22_15">if</text:span><text:span text:style-name="T22_16"><text:s/></text:span><text:span text:style-name="T22_17">your</text:span><text:span text:style-name="T22_18"><text:s/></text:span><text:span text:style-name="T22_19">holiday</text:span><text:span text:style-name="T22_20"><text:s/></text:span><text:span text:style-name="T22_21">plans</text:span><text:span text:style-name="T22_22"><text:s/></text:span><text:span text:style-name="T22_23">are</text:span><text:span text:style-name="T22_24"><text:s/></text:span><text:span text:style-name="T22_25">on</text:span><text:span text:style-name="T22_26"><text:s/></text:span><text:span text:style-name="T22_27">your</text:span><text:span text:style-name="T22_28"><text:s/></text:span><text:span text:style-name="T22_29">smartphone</text:span><text:span text:style-name="T22_30"><text:s/></text:span><text:span text:style-name="T22_31">or</text:span><text:span text:style-name="T22_32"><text:s/></text:span><text:span text:style-name="T22_33">computer</text:span><text:span text:style-name="T22_34">,<text:s/></text:span><text:span text:style-name="T22_35">the</text:span><text:span text:style-name="T22_36"><text:s/></text:span><text:span text:style-name="T22_37">cybercriminal</text:span><text:span text:style-name="T22_38"><text:s/></text:span><text:span text:style-name="T22_39">can</text:span><text:span text:style-name="T22_40"><text:s/></text:span><text:span text:style-name="T22_41">sell</text:span><text:span text:style-name="T22_42"><text:s/></text:span><text:span text:style-name="T22_43">that</text:span><text:span text:style-name="T22_44"><text:s/></text:span><text:span text:style-name="T22_45">data</text:span><text:span text:style-name="T22_46"><text:s/></text:span><text:span text:style-name="T22_47">to</text:span><text:span text:style-name="T22_48"><text:s/></text:span><text:span text:style-name="T22_49">someone</text:span><text:span text:style-name="T22_50"><text:s/></text:span><text:span text:style-name="T22_51">who</text:span><text:span text:style-name="T22_52"><text:s/></text:span><text:span text:style-name="T22_53">might</text:span><text:span text:style-name="T22_54"><text:s/></text:span><text:span text:style-name="T22_55">want</text:span><text:span text:style-name="T22_56"><text:s/></text:span><text:span text:style-name="T22_57">to</text:span><text:span text:style-name="T22_58"><text:s/></text:span><text:span text:style-name="T22_59">burgle</text:span><text:span text:style-name="T22_60"><text:s/></text:span><text:span text:style-name="T22_61">your</text:span><text:span text:style-name="T22_62"><text:s/></text:span><text:span text:style-name="T22_63">home</text:span><text:span text:style-name="T22_64">.<text:s/></text:span><text:span text:style-name="T22_65">Or</text:span><text:span text:style-name="T22_66"><text:s/></text:span><text:span text:style-name="T22_67">you</text:span><text:span text:style-name="T22_68"><text:s/></text:span><text:span text:style-name="T22_69">may</text:span><text:span text:style-name="T22_70"><text:s/></text:span><text:span text:style-name="T22_71">have</text:span><text:span text:style-name="T22_72"><text:s/></text:span><text:span text:style-name="T22_73">information</text:span><text:span text:style-name="T22_74"><text:s/></text:span><text:span text:style-name="T22_75">on</text:span><text:span text:style-name="T22_76"><text:s/></text:span><text:span text:style-name="T22_77">your</text:span><text:span text:style-name="T22_78"><text:s/></text:span><text:span text:style-name="T22_79">computer</text:span><text:span text:style-name="T22_80"><text:s/></text:span><text:span text:style-name="T22_81">or</text:span><text:span text:style-name="T22_82"><text:s/></text:span><text:span text:style-name="T22_83">smart</text:span><text:span text:style-name="T22_84">-<text:s/></text:span><text:span text:style-name="T22_85">phone</text:span><text:span text:style-name="T22_86"><text:s/></text:span><text:span text:style-name="T22_87">which</text:span><text:span text:style-name="T22_88"><text:s/></text:span><text:span text:style-name="T22_89">is</text:span><text:span text:style-name="T22_90"><text:s/></text:span><text:span text:style-name="T22_91">helpful</text:span><text:span text:style-name="T22_92"><text:s/></text:span><text:span text:style-name="T22_93">in</text:span><text:span text:style-name="T22_94"><text:s/></text:span><text:span text:style-name="T22_95">attacking</text:span><text:span text:style-name="T22_96"><text:s/></text:span><text:span text:style-name="T22_97">someone</text:span><text:span text:style-name="T22_98"><text:s/></text:span><text:span text:style-name="T22_99">else</text:span><text:span text:style-name="T22_100">.</text:span></text:p>
      <text:p text:style-name="P23"><text:span text:style-name="T23_1">David</text:span><text:span text:style-name="T23_2">:<text:s/></text:span><text:span text:style-name="T23_3">But</text:span><text:span text:style-name="T23_4"><text:s/></text:span><text:span text:style-name="T23_5">I</text:span><text:span text:style-name="T23_6"><text:s/></text:span><text:span text:style-name="T23_7">don</text:span><text:span text:style-name="T23_8">’</text:span><text:span text:style-name="T23_9">t</text:span><text:span text:style-name="T23_10"><text:s/></text:span><text:span text:style-name="T23_11">have</text:span><text:span text:style-name="T23_12"><text:s/></text:span><text:span text:style-name="T23_13">enough</text:span><text:span text:style-name="T23_14"><text:s/></text:span><text:span text:style-name="T23_15">to</text:span><text:span text:style-name="T23_16"><text:s/></text:span><text:span text:style-name="T23_17">make</text:span><text:span text:style-name="T23_18"><text:s/></text:span><text:span text:style-name="T23_19">it</text:span><text:span text:style-name="T23_20"><text:s/></text:span><text:span text:style-name="T23_21">worth</text:span><text:span text:style-name="T23_22"><text:s/></text:span><text:span text:style-name="T23_23">their</text:span><text:span text:style-name="T23_24"><text:s/></text:span><text:span text:style-name="T23_25">while</text:span><text:span text:style-name="T23_26"><text:s/></text:span><text:span text:style-name="T23_27">stealing</text:span><text:span text:style-name="T23_28"><text:s/></text:span><text:span text:style-name="T23_29">from</text:span><text:span text:style-name="T23_30"><text:s/></text:span><text:span text:style-name="T23_31">me</text:span><text:span text:style-name="T23_32">.</text:span></text:p>
      <text:p text:style-name="P24"/>
      <text:p text:style-name="P25"/>
      <text:p text:style-name="P26"><text:span text:style-name="T26_1">3</text:span></text:p>
      <text:p text:style-name="P27"/>
      <text:p text:style-name="P28"><text:span text:style-name="T28_1">John</text:span><text:span text:style-name="T28_2">:<text:s/></text:span><text:span text:style-name="T28_3">That</text:span><text:span text:style-name="T28_4">’</text:span><text:span text:style-name="T28_5">s</text:span><text:span text:style-name="T28_6"><text:s/></text:span><text:span text:style-name="T28_7">what</text:span><text:span text:style-name="T28_8"><text:s/></text:span><text:span text:style-name="T28_9">a</text:span><text:span text:style-name="T28_10"><text:s/></text:span><text:span text:style-name="T28_11">lot</text:span><text:span text:style-name="T28_12"><text:s/></text:span><text:span text:style-name="T28_13">of</text:span><text:span text:style-name="T28_14"><text:s/></text:span><text:span text:style-name="T28_15">small</text:span><text:span text:style-name="T28_16"><text:s/></text:span><text:span text:style-name="T28_17">companies</text:span><text:span text:style-name="T28_18"><text:s/></text:span><text:span text:style-name="T28_19">used</text:span><text:span text:style-name="T28_20"><text:s/></text:span><text:span text:style-name="T28_21">to</text:span><text:span text:style-name="T28_22"><text:s/></text:span><text:span text:style-name="T28_23">think</text:span><text:span text:style-name="T28_24"><text:s/></text:span><text:span text:style-name="T28_25">because</text:span><text:span text:style-name="T28_26"><text:s/></text:span><text:span text:style-name="T28_27">the</text:span><text:span text:style-name="T28_28"><text:s/></text:span><text:span text:style-name="T28_29">cybercriminals</text:span><text:span text:style-name="T28_30"><text:s/></text:span><text:span text:style-name="T28_31">used</text:span><text:span text:style-name="T28_32"><text:s/></text:span><text:span text:style-name="T28_33">to</text:span><text:span text:style-name="T28_34"><text:s/></text:span><text:span text:style-name="T28_35">target</text:span><text:span text:style-name="T28_36"><text:s/></text:span><text:span text:style-name="T28_37">the</text:span><text:span text:style-name="T28_38"><text:s/></text:span><text:span text:style-name="T28_39">big</text:span><text:span text:style-name="T28_40"><text:s/></text:span><text:span text:style-name="T28_41">firms</text:span><text:span text:style-name="T28_42"><text:s/></text:span><text:span text:style-name="T28_43">because</text:span><text:span text:style-name="T28_44"><text:s/></text:span><text:span text:style-name="T28_45">they</text:span><text:span text:style-name="T28_46"><text:s/></text:span><text:span text:style-name="T28_47">could</text:span><text:span text:style-name="T28_48"><text:s/></text:span><text:span text:style-name="T28_49">make</text:span><text:span text:style-name="T28_50"><text:s/></text:span><text:span text:style-name="T28_51">more</text:span><text:span text:style-name="T28_52"><text:s/></text:span><text:span text:style-name="T28_53">money</text:span><text:span text:style-name="T28_54"><text:s/></text:span><text:span text:style-name="T28_55">out</text:span><text:span text:style-name="T28_56"><text:s/></text:span><text:span text:style-name="T28_57">of</text:span><text:span text:style-name="T28_58"><text:s/></text:span><text:span text:style-name="T28_59">one</text:span><text:span text:style-name="T28_60"><text:s/></text:span><text:span text:style-name="T28_61">job</text:span><text:span text:style-name="T28_62">.<text:s/></text:span><text:span text:style-name="T28_63">But</text:span><text:span text:style-name="T28_64"><text:s/></text:span><text:span text:style-name="T28_65">they</text:span><text:span text:style-name="T28_66"><text:s/></text:span><text:span text:style-name="T28_67">have</text:span><text:span text:style-name="T28_68"><text:s/></text:span><text:span text:style-name="T28_69">realised</text:span><text:span text:style-name="T28_70"><text:s/></text:span><text:span text:style-name="T28_71">that</text:span><text:span text:style-name="T28_72"><text:s/></text:span><text:span text:style-name="T28_73">they</text:span><text:span text:style-name="T28_74"><text:s/></text:span><text:span text:style-name="T28_75">can</text:span><text:span text:style-name="T28_76"><text:s/></text:span><text:span text:style-name="T28_77">use</text:span><text:span text:style-name="T28_78"><text:s/></text:span><text:span text:style-name="T28_79">the</text:span><text:span text:style-name="T28_80"><text:s/></text:span><text:span text:style-name="T28_81">same</text:span><text:span text:style-name="T28_82"><text:s/></text:span><text:span text:style-name="T28_83">techniques</text:span><text:span text:style-name="T28_84"><text:s/></text:span><text:span text:style-name="T28_85">to</text:span><text:span text:style-name="T28_86"><text:s/></text:span><text:span text:style-name="T28_87">get</text:span><text:span text:style-name="T28_88"><text:s/></text:span><text:span text:style-name="T28_89">lots</text:span><text:span text:style-name="T28_90"><text:s/></text:span><text:span text:style-name="T28_91">of</text:span><text:span text:style-name="T28_92"><text:s/></text:span><text:span text:style-name="T28_93">smaller</text:span><text:span text:style-name="T28_94"><text:s/></text:span><text:span text:style-name="T28_95">amounts</text:span><text:span text:style-name="T28_96"><text:s/></text:span><text:span text:style-name="T28_97">out</text:span><text:span text:style-name="T28_98"><text:s/></text:span><text:span text:style-name="T28_99">of</text:span><text:span text:style-name="T28_100"><text:s/></text:span><text:span text:style-name="T28_101">small</text:span><text:span text:style-name="T28_102"><text:s/></text:span><text:span text:style-name="T28_103">companies</text:span><text:span text:style-name="T28_104"><text:s/></text:span><text:span text:style-name="T28_105">because</text:span><text:span text:style-name="T28_106"><text:s/></text:span><text:span text:style-name="T28_107">they</text:span><text:span text:style-name="T28_108"><text:s/></text:span><text:span text:style-name="T28_109">usually</text:span><text:span text:style-name="T28_110"><text:s/></text:span><text:span text:style-name="T28_111">don</text:span><text:span text:style-name="T28_112">’</text:span><text:span text:style-name="T28_113">t</text:span><text:span text:style-name="T28_114"><text:s/></text:span><text:span text:style-name="T28_115">have</text:span><text:span text:style-name="T28_116"><text:s/></text:span><text:span text:style-name="T28_117">staff</text:span><text:span text:style-name="T28_118"><text:s/></text:span><text:span text:style-name="T28_119">who</text:span><text:span text:style-name="T28_120"><text:s/></text:span><text:span text:style-name="T28_121">understand</text:span><text:span text:style-name="T28_122"><text:s/></text:span><text:span text:style-name="T28_123">enough</text:span><text:span text:style-name="T28_124"><text:s/></text:span><text:span text:style-name="T28_125">about</text:span><text:span text:style-name="T28_126"><text:s/></text:span><text:span text:style-name="T28_127">security</text:span><text:span text:style-name="T28_128"><text:s/></text:span><text:span text:style-name="T28_129">to</text:span><text:span text:style-name="T28_130"><text:s/></text:span><text:span text:style-name="T28_131">stop</text:span><text:span text:style-name="T28_132"><text:s/></text:span><text:span text:style-name="T28_133">them</text:span><text:span text:style-name="T28_134"><text:s/></text:span><text:span text:style-name="T28_135">breaking</text:span><text:span text:style-name="T28_136"><text:s/></text:span><text:span text:style-name="T28_137">in</text:span><text:span text:style-name="T28_138">.</text:span></text:p>
      <text:p text:style-name="P29"><text:span text:style-name="T29_1">David</text:span><text:span text:style-name="T29_2">:<text:s/></text:span><text:span text:style-name="T29_3">Yes</text:span><text:span text:style-name="T29_4">,<text:s/></text:span><text:span text:style-name="T29_5">but</text:span><text:span text:style-name="T29_6"><text:s/></text:span><text:span text:style-name="T29_7">I</text:span><text:span text:style-name="T29_8">’</text:span><text:span text:style-name="T29_9">m</text:span><text:span text:style-name="T29_10"><text:s/></text:span><text:span text:style-name="T29_11">not</text:span><text:span text:style-name="T29_12"><text:s/></text:span><text:span text:style-name="T29_13">a</text:span><text:span text:style-name="T29_14"><text:s/></text:span><text:span text:style-name="T29_15">company</text:span><text:span text:style-name="T29_16">.</text:span></text:p>
      <text:p text:style-name="P30"><text:span text:style-name="T30_1">John</text:span><text:span text:style-name="T30_2">:<text:s/></text:span><text:span text:style-name="T30_3">Well</text:span><text:span text:style-name="T30_4"><text:s/></text:span><text:span text:style-name="T30_5">you</text:span><text:span text:style-name="T30_6"><text:s/></text:span><text:span text:style-name="T30_7">might</text:span><text:span text:style-name="T30_8"><text:s/></text:span><text:span text:style-name="T30_9">work</text:span><text:span text:style-name="T30_10"><text:s/></text:span><text:span text:style-name="T30_11">for</text:span><text:span text:style-name="T30_12"><text:s/></text:span><text:span text:style-name="T30_13">the</text:span><text:span text:style-name="T30_14"><text:s/></text:span><text:span text:style-name="T30_15">government</text:span><text:span text:style-name="T30_16"><text:s/></text:span><text:span text:style-name="T30_17">or</text:span><text:span text:style-name="T30_18"><text:s/></text:span><text:span text:style-name="T30_19">a</text:span><text:span text:style-name="T30_20"><text:s/></text:span><text:span text:style-name="T30_21">local</text:span><text:span text:style-name="T30_22"><text:s/></text:span><text:span text:style-name="T30_23">authority</text:span><text:span text:style-name="T30_24"><text:s/></text:span><text:span text:style-name="T30_25">that</text:span><text:span text:style-name="T30_26"><text:s/></text:span><text:span text:style-name="T30_27">has</text:span><text:span text:style-name="T30_28"><text:s/></text:span><text:span text:style-name="T30_29">lots</text:span><text:span text:style-name="T30_30"><text:s/></text:span><text:span text:style-name="T30_31">of</text:span><text:span text:style-name="T30_32"><text:s/></text:span><text:span text:style-name="T30_33">data</text:span><text:span text:style-name="T30_34"><text:s/></text:span><text:span text:style-name="T30_35">about</text:span><text:span text:style-name="T30_36"><text:s/></text:span><text:span text:style-name="T30_37">people</text:span><text:span text:style-name="T30_38"><text:s/></text:span><text:span text:style-name="T30_39">like</text:span><text:span text:style-name="T30_40"><text:s/></text:span><text:span text:style-name="T30_41">the</text:span><text:span text:style-name="T30_42"><text:s/></text:span><text:span text:style-name="T30_43">US</text:span><text:span text:style-name="T30_44"><text:s/></text:span><text:span text:style-name="T30_45">Office</text:span><text:span text:style-name="T30_46"><text:s/></text:span><text:span text:style-name="T30_47">of</text:span><text:span text:style-name="T30_48"><text:s/></text:span><text:span text:style-name="T30_49">Personnel</text:span><text:span text:style-name="T30_50"><text:s/></text:span><text:span text:style-name="T30_51">Management</text:span><text:span text:style-name="T30_52"><text:s/></text:span><text:span text:style-name="T30_53">which</text:span><text:span text:style-name="T30_54"><text:s/></text:span><text:span text:style-name="T30_55">was</text:span><text:span text:style-name="T30_56"><text:s/></text:span><text:span text:style-name="T30_57">hacked</text:span><text:span text:style-name="T30_58"><text:s/></text:span><text:span text:style-name="T30_59">and</text:span><text:span text:style-name="T30_60"><text:s/></text:span><text:span text:style-name="T30_61">all</text:span><text:span text:style-name="T30_62"><text:s/></text:span><text:span text:style-name="T30_63">the</text:span><text:span text:style-name="T30_64"><text:s/></text:span><text:span text:style-name="T30_65">staff</text:span><text:span text:style-name="T30_66"><text:s/></text:span><text:span text:style-name="T30_67">data</text:span><text:span text:style-name="T30_68"><text:s/></text:span><text:span text:style-name="T30_69">stolen</text:span><text:span text:style-name="T30_70">.</text:span></text:p>
      <text:p text:style-name="P31"><text:span text:style-name="T31_1">David</text:span><text:span text:style-name="T31_2">:<text:s/></text:span><text:span text:style-name="T31_3">But</text:span><text:span text:style-name="T31_4"><text:s/></text:span><text:span text:style-name="T31_5">what</text:span><text:span text:style-name="T31_6"><text:s/></text:span><text:span text:style-name="T31_7">if</text:span><text:span text:style-name="T31_8"><text:s/></text:span><text:span text:style-name="T31_9">I</text:span><text:span text:style-name="T31_10"><text:s/></text:span><text:span text:style-name="T31_11">don</text:span><text:span text:style-name="T31_12">’</text:span><text:span text:style-name="T31_13">t</text:span><text:span text:style-name="T31_14"><text:s/></text:span><text:span text:style-name="T31_15">have</text:span><text:span text:style-name="T31_16"><text:s/></text:span><text:span text:style-name="T31_17">any</text:span><text:span text:style-name="T31_18"><text:s/></text:span><text:span text:style-name="T31_19">access</text:span><text:span text:style-name="T31_20"><text:s/></text:span><text:span text:style-name="T31_21">to</text:span><text:span text:style-name="T31_22"><text:s/></text:span><text:span text:style-name="T31_23">sensitive</text:span><text:span text:style-name="T31_24"><text:s/></text:span><text:span text:style-name="T31_25">data</text:span><text:span text:style-name="T31_26">?</text:span></text:p>
      <text:p text:style-name="P32"><text:span text:style-name="T32_1">John</text:span><text:span text:style-name="T32_2">:<text:s/></text:span><text:span text:style-name="T32_3">You</text:span><text:span text:style-name="T32_4"><text:s/></text:span><text:span text:style-name="T32_5">might</text:span><text:span text:style-name="T32_6"><text:s/></text:span><text:span text:style-name="T32_7">still</text:span><text:span text:style-name="T32_8"><text:s/></text:span><text:span text:style-name="T32_9">be</text:span><text:span text:style-name="T32_10"><text:s/></text:span><text:span text:style-name="T32_11">helpful</text:span><text:span text:style-name="T32_12"><text:s/></text:span><text:span text:style-name="T32_13">if</text:span><text:span text:style-name="T32_14"><text:s/></text:span><text:span text:style-name="T32_15">they</text:span><text:span text:style-name="T32_16"><text:s/></text:span><text:span text:style-name="T32_17">could</text:span><text:span text:style-name="T32_18"><text:s/></text:span><text:span text:style-name="T32_19">get</text:span><text:span text:style-name="T32_20"><text:s/></text:span><text:span text:style-name="T32_21">you</text:span><text:span text:style-name="T32_22"><text:s/></text:span><text:span text:style-name="T32_23">to</text:span><text:span text:style-name="T32_24"><text:s/></text:span><text:span text:style-name="T32_25">explain</text:span><text:span text:style-name="T32_26"><text:s/></text:span><text:span text:style-name="T32_27">who</text:span><text:span text:style-name="T32_28"><text:s/></text:span><text:span text:style-name="T32_29">does</text:span><text:span text:style-name="T32_30"><text:s/></text:span><text:span text:style-name="T32_31">or</text:span><text:span text:style-name="T32_32"><text:s/></text:span><text:span text:style-name="T32_33">what</text:span><text:span text:style-name="T32_34"><text:s/></text:span><text:span text:style-name="T32_35">someone</text:span><text:span text:style-name="T32_36"><text:s/></text:span><text:span text:style-name="T32_37">has</text:span><text:span text:style-name="T32_38"><text:s/></text:span><text:span text:style-name="T32_39">to</text:span><text:span text:style-name="T32_40"><text:s/></text:span><text:span text:style-name="T32_41">do</text:span><text:span text:style-name="T32_42"><text:s/></text:span><text:span text:style-name="T32_43">to</text:span><text:span text:style-name="T32_44"><text:s/></text:span><text:span text:style-name="T32_45">get</text:span><text:span text:style-name="T32_46"><text:s/></text:span><text:span text:style-name="T32_47">access</text:span><text:span text:style-name="T32_48"><text:s/></text:span><text:span text:style-name="T32_49">to</text:span><text:span text:style-name="T32_50"><text:s/></text:span><text:span text:style-name="T32_51">it</text:span><text:span text:style-name="T32_52">.<text:s/></text:span><text:span text:style-name="T32_53">Then</text:span><text:span text:style-name="T32_54"><text:s/></text:span><text:span text:style-name="T32_55">they</text:span><text:span text:style-name="T32_56"><text:s/></text:span><text:span text:style-name="T32_57">could</text:span><text:span text:style-name="T32_58"><text:s/></text:span><text:span text:style-name="T32_59">use</text:span><text:span text:style-name="T32_60"><text:s/></text:span><text:span text:style-name="T32_61">that</text:span><text:span text:style-name="T32_62"><text:s/></text:span><text:span text:style-name="T32_63">knowledge</text:span><text:span text:style-name="T32_64"><text:s/></text:span><text:span text:style-name="T32_65">to</text:span><text:span text:style-name="T32_66"><text:s/></text:span><text:span text:style-name="T32_67">plan</text:span><text:span text:style-name="T32_68"><text:s/></text:span><text:span text:style-name="T32_69">an</text:span><text:span text:style-name="T32_70"><text:s/></text:span><text:span text:style-name="T32_71">attack</text:span><text:span text:style-name="T32_72"><text:s/></text:span><text:span text:style-name="T32_73">through</text:span><text:span text:style-name="T32_74"><text:s/></text:span><text:span text:style-name="T32_75">someone</text:span><text:span text:style-name="T32_76"><text:s/></text:span><text:span text:style-name="T32_77">else</text:span><text:span text:style-name="T32_78"><text:s/></text:span><text:span text:style-name="T32_79">in</text:span><text:span text:style-name="T32_80"><text:s/></text:span><text:span text:style-name="T32_81">the</text:span><text:span text:style-name="T32_82"><text:s/></text:span><text:span text:style-name="T32_83">organisation</text:span><text:span text:style-name="T32_84">.</text:span></text:p>
      <text:p text:style-name="P33"><text:span text:style-name="T33_1">David</text:span><text:span text:style-name="T33_2">:<text:s/></text:span><text:span text:style-name="T33_3">But</text:span><text:span text:style-name="T33_4"><text:s/></text:span><text:span text:style-name="T33_5">I</text:span><text:span text:style-name="T33_6"><text:s/></text:span><text:span text:style-name="T33_7">wouldn</text:span><text:span text:style-name="T33_8">’</text:span><text:span text:style-name="T33_9">t</text:span><text:span text:style-name="T33_10"><text:s/></text:span><text:span text:style-name="T33_11">do</text:span><text:span text:style-name="T33_12"><text:s/></text:span><text:span text:style-name="T33_13">that</text:span><text:span text:style-name="T33_14">.</text:span></text:p>
      <text:p text:style-name="P34"><text:span text:style-name="T34_1">John</text:span><text:span text:style-name="T34_2">:<text:s/></text:span><text:span text:style-name="T34_3">You</text:span><text:span text:style-name="T34_4"><text:s/></text:span><text:span text:style-name="T34_5">might</text:span><text:span text:style-name="T34_6"><text:s/></text:span><text:span text:style-name="T34_7">not</text:span><text:span text:style-name="T34_8"><text:s/></text:span><text:span text:style-name="T34_9">do</text:span><text:span text:style-name="T34_10"><text:s/></text:span><text:span text:style-name="T34_11">it</text:span><text:span text:style-name="T34_12"><text:s/></text:span><text:span text:style-name="T34_13">but</text:span><text:span text:style-name="T34_14"><text:s/></text:span><text:span text:style-name="T34_15">a</text:span><text:span text:style-name="T34_16"><text:s/></text:span><text:span text:style-name="T34_17">cybercriminal</text:span><text:span text:style-name="T34_18"><text:s/></text:span><text:span text:style-name="T34_19">would</text:span><text:span text:style-name="T34_20"><text:s/></text:span><text:span text:style-name="T34_21">simply</text:span><text:span text:style-name="T34_22"><text:s/></text:span><text:span text:style-name="T34_23">find</text:span><text:span text:style-name="T34_24"><text:s/></text:span><text:span text:style-name="T34_25">someone</text:span><text:span text:style-name="T34_26"><text:s/></text:span><text:span text:style-name="T34_27">else</text:span><text:span text:style-name="T34_28"><text:s/></text:span><text:span text:style-name="T34_29">whose</text:span><text:span text:style-name="T34_30"><text:s/></text:span><text:span text:style-name="T34_31">vanity</text:span><text:span text:style-name="T34_32"><text:s/></text:span><text:span text:style-name="T34_33">or</text:span><text:span text:style-name="T34_34"><text:s/></text:span><text:span text:style-name="T34_35">annoyance</text:span><text:span text:style-name="T34_36"><text:s/></text:span><text:span text:style-name="T34_37">with</text:span><text:span text:style-name="T34_38"><text:s/></text:span><text:span text:style-name="T34_39">management</text:span><text:span text:style-name="T34_40"><text:s/></text:span><text:span text:style-name="T34_41">might</text:span><text:span text:style-name="T34_42"><text:s/></text:span><text:span text:style-name="T34_43">cause</text:span><text:span text:style-name="T34_44"><text:s/></text:span><text:span text:style-name="T34_45">them</text:span><text:span text:style-name="T34_46"><text:s/></text:span><text:span text:style-name="T34_47">to</text:span><text:span text:style-name="T34_48"><text:s/></text:span><text:span text:style-name="T34_49">say</text:span><text:span text:style-name="T34_50"><text:s/></text:span><text:span text:style-name="T34_51">more</text:span><text:span text:style-name="T34_52"><text:s/></text:span><text:span text:style-name="T34_53">than</text:span><text:span text:style-name="T34_54"><text:s/></text:span><text:span text:style-name="T34_55">they</text:span><text:span text:style-name="T34_56"><text:s/></text:span><text:span text:style-name="T34_57">should</text:span><text:span text:style-name="T34_58">.</text:span></text:p>
      <text:p text:style-name="P35"><text:span text:style-name="T35_1">David</text:span><text:span text:style-name="T35_2">:<text:s/></text:span><text:span text:style-name="T35_3">So</text:span><text:span text:style-name="T35_4"><text:s/></text:span><text:span text:style-name="T35_5">what</text:span><text:span text:style-name="T35_6"><text:s/></text:span><text:span text:style-name="T35_7">can</text:span><text:span text:style-name="T35_8"><text:s/></text:span><text:span text:style-name="T35_9">people</text:span><text:span text:style-name="T35_10"><text:s/></text:span><text:span text:style-name="T35_11">do</text:span><text:span text:style-name="T35_12">?</text:span></text:p>
      <text:p text:style-name="P36"/>
      <text:p text:style-name="P37"/>
      <text:p text:style-name="P38"><text:span text:style-name="T38_1">4</text:span></text:p>
      <text:p text:style-name="P39"/>
      <text:p text:style-name="P40"><text:span text:style-name="T40_1">John</text:span><text:span text:style-name="T40_2">:<text:s/></text:span><text:span text:style-name="T40_3">First</text:span><text:span text:style-name="T40_4"><text:s/></text:span><text:span text:style-name="T40_5">of</text:span><text:span text:style-name="T40_6"><text:s/></text:span><text:span text:style-name="T40_7">all</text:span><text:span text:style-name="T40_8">,<text:s/></text:span><text:span text:style-name="T40_9">realise</text:span><text:span text:style-name="T40_10"><text:s/></text:span><text:span text:style-name="T40_11">that</text:span><text:span text:style-name="T40_12"><text:s/></text:span><text:span text:style-name="T40_13">the</text:span><text:span text:style-name="T40_14"><text:s/></text:span><text:span text:style-name="T40_15">new</text:span><text:span text:style-name="T40_16"><text:s/></text:span><text:span text:style-name="T40_17">way</text:span><text:span text:style-name="T40_18"><text:s/></text:span><text:span text:style-name="T40_19">of</text:span><text:span text:style-name="T40_20"><text:s/></text:span><text:span text:style-name="T40_21">attacking</text:span><text:span text:style-name="T40_22"><text:s/></text:span><text:span text:style-name="T40_23">people</text:span><text:span text:style-name="T40_24"><text:s/></text:span><text:span text:style-name="T40_25">is</text:span><text:span text:style-name="T40_26"><text:s/></text:span><text:span text:style-name="T40_27">to</text:span><text:span text:style-name="T40_28"><text:s/></text:span><text:span text:style-name="T40_29">use</text:span><text:span text:style-name="T40_30"><text:s/></text:span><text:span text:style-name="T40_31">social</text:span><text:span text:style-name="T40_32"><text:s/></text:span><text:span text:style-name="T40_33">media</text:span><text:span text:style-name="T40_34"><text:s/></text:span><text:span text:style-name="T40_35">and</text:span><text:span text:style-name="T40_36"><text:s/></text:span><text:span text:style-name="T40_37">human</text:span><text:span text:style-name="T40_38"><text:s/></text:span><text:span text:style-name="T40_39">weaknesses</text:span><text:span text:style-name="T40_40">.<text:s/></text:span><text:span text:style-name="T40_41">Then</text:span><text:span text:style-name="T40_42"><text:s/></text:span><text:span text:style-name="T40_43">don</text:span><text:span text:style-name="T40_44">’</text:span><text:span text:style-name="T40_45">t</text:span><text:span text:style-name="T40_46"><text:s/></text:span><text:span text:style-name="T40_47">rely</text:span><text:span text:style-name="T40_48"><text:s/></text:span><text:span text:style-name="T40_49">on</text:span><text:span text:style-name="T40_50"><text:s/></text:span><text:span text:style-name="T40_51">your</text:span><text:span text:style-name="T40_52"><text:s/></text:span><text:span text:style-name="T40_53">traditional</text:span><text:span text:style-name="T40_54"><text:s/></text:span><text:span text:style-name="T40_55">software</text:span><text:span text:style-name="T40_56"><text:s/></text:span><text:span text:style-name="T40_57">protecting</text:span><text:span text:style-name="T40_58"><text:s/></text:span><text:span text:style-name="T40_59">you</text:span><text:span text:style-name="T40_60"><text:s/></text:span><text:span text:style-name="T40_61">from</text:span><text:span text:style-name="T40_62"><text:s/></text:span><text:span text:style-name="T40_63">an</text:span><text:span text:style-name="T40_64"><text:s/></text:span><text:span text:style-name="T40_65">attack</text:span><text:span text:style-name="T40_66">.<text:s/></text:span><text:span text:style-name="T40_67">Don</text:span><text:span text:style-name="T40_68">’</text:span><text:span text:style-name="T40_69">t</text:span><text:span text:style-name="T40_70"><text:s/></text:span><text:span text:style-name="T40_71">think</text:span><text:span text:style-name="T40_72"><text:s/></text:span><text:span text:style-name="T40_73">you</text:span><text:span text:style-name="T40_74"><text:s/></text:span><text:span text:style-name="T40_75">are</text:span><text:span text:style-name="T40_76"><text:s/></text:span><text:span text:style-name="T40_77">too</text:span><text:span text:style-name="T40_78"><text:s/></text:span><text:span text:style-name="T40_79">small</text:span><text:span text:style-name="T40_80">.<text:s/></text:span><text:span text:style-name="T40_81">Don</text:span><text:span text:style-name="T40_82">’</text:span><text:span text:style-name="T40_83">t</text:span><text:span text:style-name="T40_84"><text:s/></text:span><text:span text:style-name="T40_85">trust</text:span><text:span text:style-name="T40_86"><text:s/></text:span><text:span text:style-name="T40_87">the</text:span><text:span text:style-name="T40_88"><text:s/></text:span><text:span text:style-name="T40_89">cloud</text:span><text:span text:style-name="T40_90"><text:s/></text:span><text:span text:style-name="T40_91">for</text:span><text:span text:style-name="T40_92"><text:s/></text:span><text:span text:style-name="T40_93">your</text:span><text:span text:style-name="T40_94"><text:s/></text:span><text:span text:style-name="T40_95">most</text:span><text:span text:style-name="T40_96"><text:s/></text:span><text:span text:style-name="T40_97">sensitive</text:span><text:span text:style-name="T40_98"><text:s/></text:span><text:span text:style-name="T40_99">data</text:span><text:span text:style-name="T40_100">;<text:s/></text:span><text:span text:style-name="T40_101">store</text:span><text:span text:style-name="T40_102"><text:s/></text:span><text:span text:style-name="T40_103">it</text:span><text:span text:style-name="T40_104"><text:s/></text:span><text:span text:style-name="T40_105">locally</text:span><text:span text:style-name="T40_106">.<text:s/></text:span><text:span text:style-name="T40_107">Be</text:span><text:span text:style-name="T40_108"><text:s/></text:span><text:span text:style-name="T40_109">careful</text:span><text:span text:style-name="T40_110"><text:s/></text:span><text:span text:style-name="T40_111">what</text:span><text:span text:style-name="T40_112"><text:s/></text:span><text:span text:style-name="T40_113">information</text:span><text:span text:style-name="T40_114"><text:s/></text:span><text:span text:style-name="T40_115">you</text:span><text:span text:style-name="T40_116"><text:s/></text:span><text:span text:style-name="T40_117">share</text:span><text:span text:style-name="T40_118"><text:s/></text:span><text:span text:style-name="T40_119">on</text:span><text:span text:style-name="T40_120"><text:s/></text:span><text:span text:style-name="T40_121">social</text:span><text:span text:style-name="T40_122"><text:s/></text:span><text:span text:style-name="T40_123">media</text:span><text:span text:style-name="T40_124">.<text:s/></text:span><text:span text:style-name="T40_125">If</text:span><text:span text:style-name="T40_126"><text:s/></text:span><text:span text:style-name="T40_127">you</text:span><text:span text:style-name="T40_128"><text:s/></text:span><text:span text:style-name="T40_129">are</text:span><text:span text:style-name="T40_130"><text:s/></text:span><text:span text:style-name="T40_131">a</text:span><text:span text:style-name="T40_132"><text:s/></text:span><text:span text:style-name="T40_133">business</text:span><text:span text:style-name="T40_134">,<text:s/></text:span><text:span text:style-name="T40_135">educate</text:span><text:span text:style-name="T40_136"><text:s/></text:span><text:span text:style-name="T40_137">your</text:span><text:span text:style-name="T40_138"><text:s/></text:span><text:span text:style-name="T40_139">staff</text:span><text:span text:style-name="T40_140"><text:s/></text:span><text:span text:style-name="T40_141">in</text:span><text:span text:style-name="T40_142"><text:s/></text:span><text:span text:style-name="T40_143">the</text:span><text:span text:style-name="T40_144"><text:s/></text:span><text:span text:style-name="T40_145">dangers</text:span><text:span text:style-name="T40_146"><text:s/></text:span><text:span text:style-name="T40_147">of</text:span><text:span text:style-name="T40_148"><text:s/></text:span><text:span text:style-name="T40_149">sharing</text:span><text:span text:style-name="T40_150"><text:s/></text:span><text:span text:style-name="T40_151">things</text:span><text:span text:style-name="T40_152"><text:s/></text:span><text:span text:style-name="T40_153">on</text:span><text:span text:style-name="T40_154"><text:s/></text:span><text:span text:style-name="T40_155">social</text:span><text:span text:style-name="T40_156"><text:s/></text:span><text:span text:style-name="T40_157">media</text:span><text:span text:style-name="T40_158">.<text:s/></text:span><text:span text:style-name="T40_159">Don</text:span><text:span text:style-name="T40_160">’</text:span><text:span text:style-name="T40_161">t</text:span><text:span text:style-name="T40_162"><text:s/></text:span><text:span text:style-name="T40_163">be</text:span><text:span text:style-name="T40_164"><text:s/></text:span><text:span text:style-name="T40_165">surprised</text:span><text:span text:style-name="T40_166"><text:s/></text:span><text:span text:style-name="T40_167">if</text:span><text:span text:style-name="T40_168"><text:s/></text:span><text:span text:style-name="T40_169">you</text:span><text:span text:style-name="T40_170"><text:s/></text:span><text:span text:style-name="T40_171">are</text:span><text:span text:style-name="T40_172"><text:s/></text:span><text:span text:style-name="T40_173">let</text:span><text:span text:style-name="T40_174"><text:s/></text:span><text:span text:style-name="T40_175">down</text:span><text:span text:style-name="T40_176"><text:s/></text:span><text:span text:style-name="T40_177">by</text:span><text:span text:style-name="T40_178"><text:s/></text:span><text:span text:style-name="T40_179">someone</text:span><text:span text:style-name="T40_180"><text:s/></text:span><text:span text:style-name="T40_181">you</text:span><text:span text:style-name="T40_182"><text:s/></text:span><text:span text:style-name="T40_183">know</text:span><text:span text:style-name="T40_184"><text:s/></text:span><text:span text:style-name="T40_185">rather</text:span><text:span text:style-name="T40_186"><text:s/></text:span><text:span text:style-name="T40_187">than</text:span><text:span text:style-name="T40_188"><text:s/></text:span><text:span text:style-name="T40_189">duped</text:span><text:span text:style-name="T40_190"><text:s/></text:span><text:span text:style-name="T40_191">by</text:span><text:span text:style-name="T40_192"><text:s/></text:span><text:span text:style-name="T40_193">a</text:span><text:span text:style-name="T40_194"><text:s/></text:span><text:span text:style-name="T40_195">complete</text:span><text:span text:style-name="T40_196"><text:s/></text:span><text:span text:style-name="T40_197">stranger</text:span><text:span text:style-name="T40_198">.<text:s/></text:span><text:span text:style-name="T40_199">Think</text:span><text:span text:style-name="T40_200"><text:s/></text:span><text:span text:style-name="T40_201">carefully</text:span><text:span text:style-name="T40_202"><text:s/></text:span><text:span text:style-name="T40_203">about</text:span><text:span text:style-name="T40_204"><text:s/></text:span><text:span text:style-name="T40_205">everything</text:span><text:span text:style-name="T40_206"><text:s/></text:span><text:span text:style-name="T40_207">you</text:span><text:span text:style-name="T40_208"><text:s/></text:span><text:span text:style-name="T40_209">share</text:span><text:span text:style-name="T40_210"><text:s/></text:span><text:span text:style-name="T40_211">with</text:span><text:span text:style-name="T40_212"><text:s/></text:span><text:span text:style-name="T40_213">everyone</text:span><text:span text:style-name="T40_214">,<text:s/></text:span><text:span text:style-name="T40_215">but</text:span><text:span text:style-name="T40_216"><text:s/></text:span><text:span text:style-name="T40_217">particularly</text:span><text:span text:style-name="T40_218"><text:s/></text:span><text:span text:style-name="T40_219">those</text:span><text:span text:style-name="T40_220"><text:s/></text:span><text:span text:style-name="T40_221">closest</text:span><text:span text:style-name="T40_222"><text:s/></text:span><text:span text:style-name="T40_223">to</text:span><text:span text:style-name="T40_224"><text:s/></text:span><text:span text:style-name="T40_225">you</text:span><text:span text:style-name="T40_226"><text:s/></text:span><text:span text:style-name="T40_227">at</text:span><text:span text:style-name="T40_228"><text:s/></text:span><text:span text:style-name="T40_229">home</text:span><text:span text:style-name="T40_230"><text:s/></text:span><text:span text:style-name="T40_231">or</text:span><text:span text:style-name="T40_232"><text:s/></text:span><text:span text:style-name="T40_233">at</text:span><text:span text:style-name="T40_234"><text:s/></text:span><text:span text:style-name="T40_235">work</text:span><text:span text:style-name="T40_236"><text:s/></text:span><text:span text:style-name="T40_237">because</text:span><text:span text:style-name="T40_238"><text:s/></text:span><text:span text:style-name="T40_239">they</text:span><text:span text:style-name="T40_240"><text:s/></text:span><text:span text:style-name="T40_241">are</text:span><text:span text:style-name="T40_242"><text:s/></text:span><text:span text:style-name="T40_243">the</text:span><text:span text:style-name="T40_244"><text:s/></text:span><text:span text:style-name="T40_245">people</text:span><text:span text:style-name="T40_246"><text:s/></text:span><text:span text:style-name="T40_247">most</text:span><text:span text:style-name="T40_248"><text:s/></text:span><text:span text:style-name="T40_249">likely</text:span><text:span text:style-name="T40_250"><text:s/></text:span><text:span text:style-name="T40_251">to</text:span><text:span text:style-name="T40_252"><text:s/></text:span><text:span text:style-name="T40_253">be</text:span><text:span text:style-name="T40_254"><text:s/></text:span><text:span text:style-name="T40_255">targeted</text:span><text:span text:style-name="T40_256"><text:s/></text:span><text:span text:style-name="T40_257">by</text:span><text:span text:style-name="T40_258"><text:s/></text:span><text:span text:style-name="T40_259">a</text:span><text:span text:style-name="T40_260"><text:s/></text:span><text:span text:style-name="T40_261">cybercriminal</text:span><text:span text:style-name="T40_262"><text:s/></text:span><text:span text:style-name="T40_263">for</text:span><text:span text:style-name="T40_264"><text:s/></text:span><text:span text:style-name="T40_265">information</text:span><text:span text:style-name="T40_266"><text:s/></text:span><text:span text:style-name="T40_267">about</text:span><text:span text:style-name="T40_268"><text:s/></text:span><text:span text:style-name="T40_269">you</text:span><text:span text:style-name="T40_27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